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437cm" fo:min-width="8.75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81cm" svg:height="15.113cm" svg:x="4.683cm" svg:y="7.35cm">
          <text:p text:style-name="P1">Erandi Dilshani</text:p>
          <text:p text:style-name="P1"/>
          <text:p text:style-name="P1">170202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2:06:36.659880316</meta:creation-date>
    <dc:date>2018-02-19T12:09:51.479235548</dc:date>
    <meta:editing-duration>PT3M15S</meta:editing-duration>
    <meta:editing-cycles>1</meta:editing-cycles>
    <meta:document-statistic meta:object-count="1"/>
    <meta:generator>LibreOffice/5.1.6.2$Linux_X86_64 LibreOffice_project/10m0$Build-2</meta:generator>
  </office:meta>
</office:document-meta>
</file>